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2393" officeooo:paragraph-rsid="001e2393"/>
    </style:style>
    <style:style style:name="P2" style:family="paragraph" style:parent-style-name="Standard">
      <style:text-properties officeooo:rsid="001e2393" officeooo:paragraph-rsid="0022f123"/>
    </style:style>
    <style:style style:name="P3" style:family="paragraph" style:parent-style-name="Standard">
      <style:text-properties fo:font-size="10pt" fo:font-style="italic" officeooo:rsid="001e2393" officeooo:paragraph-rsid="001e88cb" style:font-size-asian="10pt" style:font-style-asian="italic" style:font-size-complex="10pt" style:font-style-complex="italic"/>
    </style:style>
    <style:style style:name="P4" style:family="paragraph" style:parent-style-name="Standard">
      <style:text-properties fo:font-size="10pt" fo:font-style="italic" officeooo:rsid="001e2393" officeooo:paragraph-rsid="0022f123" style:font-size-asian="10pt" style:font-style-asian="italic" style:font-size-complex="10pt" style:font-style-complex="italic"/>
    </style:style>
    <style:style style:name="P5" style:family="paragraph" style:parent-style-name="Standard">
      <style:text-properties fo:font-size="10pt" fo:font-style="italic" officeooo:rsid="001e2393" officeooo:paragraph-rsid="0024ed37" style:font-size-asian="10pt" style:font-style-asian="italic" style:font-size-complex="10pt" style:font-style-complex="italic"/>
    </style:style>
    <style:style style:name="P6" style:family="paragraph" style:parent-style-name="Standard">
      <style:text-properties fo:font-size="10pt" fo:font-style="italic" fo:font-weight="normal" officeooo:rsid="001e2393" officeooo:paragraph-rsid="001fbd86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text-properties fo:font-size="10pt" officeooo:rsid="001e2393" officeooo:paragraph-rsid="001e2393" style:font-size-asian="10pt" style:font-size-complex="10pt"/>
    </style:style>
    <style:style style:name="P8" style:family="paragraph" style:parent-style-name="Standard">
      <style:text-properties fo:font-size="10pt" fo:font-weight="normal" officeooo:rsid="001fbd86" officeooo:paragraph-rsid="001e88cb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22f123" officeooo:paragraph-rsid="0022f123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style="normal" fo:font-weight="normal" officeooo:rsid="001fbd86" officeooo:paragraph-rsid="001fbd86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fo:font-size="10pt" fo:font-style="normal" fo:font-weight="normal" officeooo:rsid="001fbd86" officeooo:paragraph-rsid="0022f123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fo:font-size="10pt" fo:font-style="normal" fo:font-weight="normal" officeooo:rsid="00216cd4" officeooo:paragraph-rsid="001fbd86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fo:font-size="10pt" fo:font-style="normal" fo:font-weight="normal" officeooo:rsid="00216cd4" officeooo:paragraph-rsid="002355b8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fo:font-size="14pt" fo:font-weight="bold" officeooo:rsid="001e88cb" officeooo:paragraph-rsid="001e88cb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fbd86" officeooo:paragraph-rsid="001fbd86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style="italic" fo:font-weight="bold" officeooo:rsid="001fbd86" officeooo:paragraph-rsid="001fbd86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fo:font-size="14pt" fo:font-style="italic" fo:font-weight="bold" officeooo:rsid="001fbd86" officeooo:paragraph-rsid="001fbd86" style:font-size-asian="12.25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font-size="14pt" fo:font-style="italic" fo:font-weight="bold" officeooo:rsid="001fbd86" officeooo:paragraph-rsid="0022f123" style:font-size-asian="12.25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size="14pt" fo:font-style="italic" officeooo:rsid="001e2393" officeooo:paragraph-rsid="001e2393" style:font-size-asian="14pt" style:font-style-asian="italic" style:font-size-complex="14pt" style:font-style-complex="italic"/>
    </style:style>
    <style:style style:name="P20" style:family="paragraph" style:parent-style-name="Standard" style:list-style-name="L2">
      <style:text-properties fo:font-size="10pt" officeooo:paragraph-rsid="001e2393" fo:background-color="transparent" style:font-size-asian="10pt" style:font-size-complex="10pt"/>
    </style:style>
    <style:style style:name="P21" style:family="paragraph" style:parent-style-name="Standard" style:list-style-name="L2">
      <style:text-properties fo:font-size="10pt" officeooo:paragraph-rsid="001e2393" style:font-size-asian="10pt" style:font-size-complex="10pt"/>
    </style:style>
    <style:style style:name="P22" style:family="paragraph" style:parent-style-name="Standard" style:list-style-name="L6">
      <style:text-properties fo:font-size="10pt" officeooo:paragraph-rsid="002a7145" style:font-size-asian="10pt" style:font-size-complex="10pt"/>
    </style:style>
    <style:style style:name="P23" style:family="paragraph" style:parent-style-name="Standard" style:list-style-name="L1">
      <style:text-properties fo:font-size="10pt" officeooo:paragraph-rsid="0022f123" style:font-size-asian="10pt" style:font-size-complex="10pt"/>
    </style:style>
    <style:style style:name="P24" style:family="paragraph" style:parent-style-name="Standard">
      <style:text-properties officeooo:paragraph-rsid="002a7145"/>
    </style:style>
    <style:style style:name="P25" style:family="paragraph" style:parent-style-name="Standard" style:list-style-name="L4">
      <style:text-properties officeooo:paragraph-rsid="002a7145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e88cb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2f123" style:font-size-asian="14pt" style:font-weight-asian="bold" style:font-size-complex="14pt" style:font-weight-complex="bold"/>
    </style:style>
    <style:style style:name="T4" style:family="text">
      <style:text-properties fo:font-size="10pt" style:font-size-asian="8.75pt" style:font-size-complex="10pt"/>
    </style:style>
    <style:style style:name="T5" style:family="text">
      <style:text-properties fo:font-size="10pt" officeooo:rsid="001fbd86" style:font-size-asian="8.75pt" style:font-size-complex="10pt"/>
    </style:style>
    <style:style style:name="T6" style:family="text">
      <style:text-properties fo:font-size="10pt" officeooo:rsid="0028e41c" style:font-size-asian="8.75pt" style:font-size-complex="10pt"/>
    </style:style>
    <style:style style:name="T7" style:family="text"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fo:font-weight="normal" officeooo:rsid="00216cd4" style:font-size-asian="8.75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normal" fo:font-weight="normal" officeooo:rsid="001fbd86" style:font-size-asian="8.75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e2393" style:font-size-asian="10pt" style:font-size-complex="10pt"/>
    </style:style>
    <style:style style:name="T12" style:family="text">
      <style:text-properties fo:font-size="10pt" officeooo:rsid="001e88cb" style:font-size-asian="10pt" style:font-size-complex="10pt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22f123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28e41c" style:font-size-asian="8.75pt" style:font-weight-asian="normal" style:font-size-complex="10pt" style:font-weight-complex="normal"/>
    </style:style>
    <style:style style:name="T16" style:family="text">
      <style:text-properties fo:font-size="10pt" fo:font-weight="normal" officeooo:rsid="001e88cb" style:font-size-asian="8.75pt" style:font-weight-asian="normal" style:font-size-complex="10pt" style:font-weight-complex="normal"/>
    </style:style>
    <style:style style:name="T17" style:family="text">
      <style:text-properties fo:font-size="10pt" fo:font-weight="normal" officeooo:rsid="001fbd86" style:font-size-asian="8.75pt" style:font-weight-asian="normal" style:font-size-complex="10pt" style:font-weight-complex="normal"/>
    </style:style>
    <style:style style:name="T18" style:family="text">
      <style:text-properties fo:font-size="10pt" officeooo:rsid="001e2393" fo:background-color="transparent" loext:char-shading-value="0" style:font-size-asian="10pt" style:font-size-complex="10pt"/>
    </style:style>
    <style:style style:name="T19" style:family="text">
      <style:text-properties fo:font-size="10pt" officeooo:rsid="00261577" fo:background-color="transparent" loext:char-shading-value="0" style:font-size-asian="10pt" style:font-size-complex="10pt"/>
    </style:style>
    <style:style style:name="T20" style:family="text">
      <style:text-properties fo:font-size="10pt" officeooo:rsid="001e88cb" fo:background-color="transparent" loext:char-shading-value="0" style:font-size-asian="10pt" style:font-size-complex="10pt"/>
    </style:style>
    <style:style style:name="T21" style:family="text">
      <style:text-properties fo:font-size="10pt" officeooo:rsid="0025d236" fo:background-color="transparent" loext:char-shading-value="0" style:font-size-asian="10pt" style:font-size-complex="10pt"/>
    </style:style>
    <style:style style:name="T22" style:family="text">
      <style:text-properties fo:font-size="10pt" fo:font-style="italic" fo:font-weight="normal" officeooo:rsid="001e2393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size="10pt" fo:font-style="italic" fo:font-weight="normal" officeooo:rsid="0024ed37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officeooo:rsid="001e88cb"/>
    </style:style>
    <style:style style:name="T25" style:family="text">
      <style:text-properties officeooo:rsid="0022f123"/>
    </style:style>
    <style:style style:name="T26" style:family="text">
      <style:text-properties officeooo:rsid="0024ed37"/>
    </style:style>
    <style:style style:name="T27" style:family="text">
      <style:text-properties officeooo:rsid="0025d236"/>
    </style:style>
    <style:style style:name="T28" style:family="text">
      <style:text-properties officeooo:rsid="00261577"/>
    </style:style>
    <style:style style:name="T29" style:family="text">
      <style:text-properties officeooo:rsid="0026ecd4"/>
    </style:style>
    <style:style style:name="T30" style:family="text">
      <style:text-properties fo:background-color="#ffff00" loext:char-shading-value="0"/>
    </style:style>
    <style:style style:name="T31" style:family="text">
      <style:text-properties fo:color="#ff6600"/>
    </style:style>
    <style:style style:name="T32" style:family="text">
      <style:text-properties officeooo:rsid="00261577" fo:background-color="transparent" loext:char-shading-value="0"/>
    </style:style>
    <style:style style:name="T33" style:family="text">
      <style:text-properties officeooo:rsid="001e2393" fo:background-color="transparent" loext:char-shading-value="0"/>
    </style:style>
    <style:style style:name="T34" style:family="text">
      <style:text-properties officeooo:rsid="001e88cb" fo:background-color="transparent" loext:char-shading-value="0"/>
    </style:style>
    <style:style style:name="T35" style:family="text">
      <style:text-properties officeooo:rsid="0025d236" fo:background-color="transparent" loext:char-shading-value="0"/>
    </style:style>
    <style:style style:name="T36" style:family="text">
      <style:text-properties fo:font-size="12pt" fo:font-style="normal" fo:font-weight="normal" officeooo:rsid="001fbd86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tyle="normal" fo:font-weight="normal" officeooo:rsid="001fbd86" style:font-style-asian="normal" style:font-weight-asian="normal" style:font-style-complex="normal" style:font-weight-complex="normal"/>
    </style:style>
    <style:style style:name="T38" style:family="text">
      <style:text-properties fo:font-weight="normal" officeooo:rsid="0022f12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live Zachowski<text:tab/><text:tab/><text:tab/><text:tab/><text:tab/><text:tab/><text:tab/><text:tab/>(732)597-3154</text:p>
      <text:p text:style-name="P2">Ridegewood, Queens<text:tab/><text:tab/><text:tab/><text:tab/><text:tab/><text:tab/><text:tab/><text:tab/><text:a xlink:type="simple" xlink:href="mailto:saltyolive@protonmail.com" text:style-name="Internet_20_link" text:visited-style-name="Visited_20_Internet_20_Link">saltyolive@protonmail.com</text:a></text:p>
      <text:p text:style-name="P1"/>
      <text:p text:style-name="P19">Some relevant experience...</text:p>
      <text:p text:style-name="P2"><text:span text:style-name="T3">Scenic Construction/Painting</text:span><text:span text:style-name="T2"> – </text:span><text:span text:style-name="T3">Largent Studios</text:span></text:p>
      <text:p text:style-name="P4">(<text:span text:style-name="T26">August 2018</text:span>)</text:p>
      <text:list xml:id="list2878655606" text:style-name="L1">
        <text:list-item>
          <text:p text:style-name="P23"><text:span text:style-name="T25">Worked on the construction/painting of Nicki Minaj’s 2018 VMA stage set</text:span>:</text:p>
        </text:list-item>
        <text:list-item>
          <text:p text:style-name="P23"><text:span text:style-name="T38">Worked with a team of artists, woodworkers, metalworkers, CNC machinists, and transportation/logistical technicians to build the set for this performance at the 2018 VMAs.</text:span></text:p>
        </text:list-item>
        <text:list-item>
          <text:p text:style-name="P23"><text:span text:style-name="T38">Assisted in painting the set elements.</text:span></text:p>
        </text:list-item>
        <text:list-item>
          <text:p text:style-name="P23"><text:span text:style-name="T38">Brought tools to aid in the mock-up and breakdown of all the wooden pieces, steel elements, and truss involved in the set.</text:span></text:p>
        </text:list-item>
        <text:list-item>
          <text:p text:style-name="P23"><text:span text:style-name="T38">Worked on a tight deadline to finish and load all the set pieces in time for transport.</text:span></text:p>
        </text:list-item>
      </text:list>
      <text:p text:style-name="P9"/>
      <text:p text:style-name="P2"><text:span text:style-name="T2">Lighting/Sound Installation, Club Support - </text:span><text:span text:style-name="T1">Alex Amaro Clubs</text:span> </text:p>
      <text:p text:style-name="P3">(Jue Lan Club Manhattan/Southampton, Amadeus Night Club, Cairo)</text:p>
      <text:p text:style-name="P5">(<text:span text:style-name="T26">March to May 2018</text:span>)</text:p>
      <text:list xml:id="list4035637494" text:style-name="L2">
        <text:list-item>
          <text:p text:style-name="P20">Collaborated with a mostly lighting/sound oriented team on various projects including:</text:p>
        </text:list-item>
        <text:list-item>
          <text:p text:style-name="P21"><text:span text:style-name="T32">V</text:span><text:span text:style-name="T33">arious lighting installations at Jue Lan Club Manhattan.</text:span></text:p>
        </text:list-item>
        <text:list-item>
          <text:p text:style-name="P21"><text:span text:style-name="T33">Sound/electricity/plumbing/mechanical troubleshooting.</text:span></text:p>
        </text:list-item>
        <text:list-item>
          <text:p text:style-name="P21"><text:span text:style-name="T34">HVAC electronics troubleshooting, maintenance, filter replacement.</text:span></text:p>
        </text:list-item>
        <text:list-item>
          <text:p text:style-name="P21"><text:span text:style-name="T34">Night-club speaker installation, later constructed into finished rooms,</text:span></text:p>
        </text:list-item>
        <text:list-item>
          <text:p text:style-name="P21"><text:span text:style-name="T35">Extensive running of wire, primary employee assigned to intra-wall wiring runs.</text:span></text:p>
        </text:list-item>
        <text:list-item>
          <text:p text:style-name="P21"><text:span text:style-name="T24">Daily operational support such as installing art, setting up wedding scenery etc.</text:span></text:p>
        </text:list-item>
      </text:list>
      <text:p text:style-name="P7"/>
      <text:p text:style-name="P14">Bicycle Repair/Bike Shop Management – Danny’s Cycles, Bike Slug</text:p>
      <text:p text:style-name="P24"><text:span text:style-name="T22">(</text:span><text:span text:style-name="T23">June 2015 to November 2017)</text:span></text:p>
      <text:list xml:id="list2785225357" text:style-name="L4">
        <text:list-item>
          <text:p text:style-name="P25"><text:span text:style-name="T15">Repaired</text:span><text:span text:style-name="T16"> bikes at Danny’s and Bike Slug.</text:span></text:p>
        </text:list-item>
        <text:list-item>
          <text:p text:style-name="P25"><text:span text:style-name="T16">Designed an addition to </text:span><text:span text:style-name="T17">the outdoor bike storage area of the shop, as well as various internal shop improvements.</text:span></text:p>
        </text:list-item>
      </text:list>
      <text:p text:style-name="P8"/>
      <text:p text:style-name="P15">FAF Design-Builders (own independent project crew)</text:p>
      <text:p text:style-name="P6">(<text:span text:style-name="T26">May 2018 to Present)</text:span></text:p>
      <text:list xml:id="list254685680" text:style-name="L6">
        <text:list-item>
          <text:p text:style-name="P22"><text:span text:style-name="T37">Formed a crew to work on a variety of independent design/maintenance projects, including:A focus on building space-expanding lofts and multi-purpose community spaces.</text:span></text:p>
        </text:list-item>
        <text:list-item>
          <text:p text:style-name="P22"><text:span text:style-name="T37">Perform a variety of home maintenance/improvement jobs for independent clients.</text:span></text:p>
        </text:list-item>
        <text:list-item>
          <text:p text:style-name="P22"><text:span text:style-name="T37">Designs improvement structures on own copy of Sketch-Up Shop.</text:span></text:p>
        </text:list-item>
      </text:list>
      <text:p text:style-name="P10"/>
      <text:p text:style-name="P10"/>
      <text:p text:style-name="P16">I have my own shop, and the below tools I can bring to the job:</text:p>
      <text:p text:style-name="P11"><text:tab/>-impact Driver/drill driver<text:tab/><text:tab/><text:tab/><text:tab/><text:tab/>-personal safety equipment</text:p>
      <text:p text:style-name="P11"><text:tab/>-power sander/painting supplies<text:tab/><text:tab/><text:tab/><text:tab/>-circular saw</text:p>
      <text:p text:style-name="P11"><text:tab/>-bicycle with trailer<text:tab/><text:tab/><text:tab/><text:tab/><text:tab/>-high-speed reciprocating saw</text:p>
      <text:p text:style-name="P10"><text:tab/>-bicycle spot-repair tools</text:p>
      <text:p text:style-name="P10"/>
      <text:p text:style-name="P17">Some additional skills:</text:p>
      <text:p text:style-name="P18"><text:tab/><text:span text:style-name="T7">-</text:span><text:span text:style-name="T8">advanced spreadsheet programming<text:tab/><text:tab/><text:tab/>-computer/network troubleshooting</text:span></text:p>
      <text:p text:style-name="P13"><text:span text:style-name="T8"><text:tab/>-Linux administration/Bash scripting<text:tab/><text:tab/><text:tab/></text:span>-wood finishing</text:p>
      <text:p text:style-name="P12"><text:tab/>-computer security optimization/secure communication</text:p>
      <text:p text:style-name="P12"><text:tab/>-computer assisted design, particularly with Sketch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22:19:43.356219418</meta:creation-date>
    <dc:date>2019-02-02T17:46:12.850040341</dc:date>
    <meta:editing-duration>PT32M2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39" meta:word-count="338" meta:character-count="2447" meta:non-whitespace-character-count="2125"/>
  </office:meta>
</office:document-meta>
</file>